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| currInt&lt;&lt;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| currInt&lt;&lt;2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\decode</text:p>
          </table:table-cell>
          <table:table-cell office:value-type="string" calcext:value-type="string">
            <text:p>(int != currInt) &amp; (dIn[7:5] != 011) &amp; !useK &amp; !skip ? CurrInt = int, ~~~ un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011) &amp; !skip ? ~~~ tes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011) &amp; skip ? ~~~ fetc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skip &amp; (dIn[3:0] == 1111) ? ~~~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skip &amp; ((dIn[1:0] == 11) | (din[3:2] == 11)) ? ~~~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3:0] == 1111) ? ~~~ mathZ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1:0] == 11) ? ~~~ mathRZ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6:5] != 11) &amp; !skip &amp; (dIn[3:2] == 11) ? ~~~ mathZ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(dIn[3:2] == 11) ? ~~~ jum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skip &amp; ((dIn[3:2] != 11) &amp; dIn[1:0] == 11)) ? ~~~ skip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skip &amp; ((dIn[3:2] != 11) &amp; dIn[1:0] != 11)) ? ~~~ skip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!skip &amp; ((dIn[3:2] != 11) &amp; dIn[1:0] == 11)) ? ~~~ mathZ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dIn[7:5] == 111) &amp; !skip &amp; ((dIn[3:2] != 11) &amp; dIn[1:0] != 11)) ? ~~~ mathRI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C ? ~~~ de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decod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n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fetc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skip1</text:p>
          </table:table-cell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fetch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= IR[4], skip = cnd &amp; !IR[4], ~~~ fe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06T15:05:08.631070841</dc:date>
    <meta:editing-duration>PT44M10S</meta:editing-duration>
    <meta:editing-cycles>8</meta:editing-cycles>
    <meta:generator>LibreOffice/6.0.7.3$Linux_X86_64 LibreOffice_project/00m0$Build-3</meta:generator>
    <meta:document-statistic meta:table-count="1" meta:cell-count="142" meta:object-count="0"/>
  </office:meta>
</office:document-meta>
</file>